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2" draw:layer="layout" svg:width="7.369cm" svg:height="3.264cm" svg:x="12.957cm" svg:y="1.626cm">
              <text:p text:style-name="P1"><text:span text:style-name="T1">transaction id: aa1136...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13.073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544cm" svg:height="1.125cm" svg:x="16.673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7.146cm" svg:height="1.125cm" svg:x="13.081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1" draw:text-style-name="P2" draw:layer="layout" svg:width="7.369cm" svg:height="3.264cm" svg:x="2.744cm" svg:y="1.626cm">
              <text:p text:style-name="P1"><text:span text:style-name="T1">transaction id: 933cd8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544cm" svg:height="1.125cm" svg:x="2.86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6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7.146cm" svg:height="1.125cm" svg:x="2.868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1" draw:layer="layout" draw:type="lines" svg:x1="12.957cm" svg:y1="3.258cm" svg:x2="10.113cm" svg:y2="3.258cm" draw:start-shape="id1" draw:start-glue-point="3" draw:end-shape="id2" svg:d="M12957 3258h-526-1794-524" svg:viewBox="0 0 2845 1">
            <text:p/>
          </draw:connector>
        </draw:g>
      </draw:page>
      <draw:page draw:name="page2" draw:style-name="dp1" draw:master-page-name="Default">
        <draw:g>
          <draw:custom-shape draw:style-name="gr1" draw:text-style-name="P2" draw:layer="layout" svg:width="7.369cm" svg:height="4.457cm" svg:x="12.956cm" svg:y="6.996cm">
            <text:p text:style-name="P1"><text:span text:style-name="T1">transaction id: demo1x..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3.544cm" svg:height="1.125cm" svg:x="13.072cm" svg:y="7.798cm">
            <text:p text:style-name="P1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44cm" svg:height="1.125cm" svg:x="16.672cm" svg:y="7.798cm">
            <text:p text:style-name="P1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146cm" svg:height="1.125cm" svg:x="13.08cm" svg:y="10.209cm">
            <text:p text:style-name="P1"><text:span text:style-name="T2">payloa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3" draw:id="id3" draw:layer="layout" svg:width="3.544cm" svg:height="1.125cm" svg:x="13.072cm" svg:y="8.998cm">
            <text:p text:style-name="P1"><text:span text:style-name="T2">fulfillment: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44cm" svg:height="1.125cm" svg:x="16.672cm" svg:y="8.998cm">
            <text:p text:style-name="P1"><text:span text:style-name="T2">condition:1</text:span></text:p>
            <draw:enhanced-geometry svg:viewBox="0 0 21600 21600" draw:type="rectangle" draw:enhanced-path="M 0 0 L 21600 0 21600 21600 0 21600 0 0 Z N"/>
          </draw:custom-shape>
          <draw:g xml:id="id6" draw:id="id6">
            <draw:custom-shape draw:style-name="gr1" draw:text-style-name="P2" draw:layer="layout" svg:width="7.369cm" svg:height="3.264cm" svg:x="2.743cm" svg:y="5.558cm">
              <text:p text:style-name="P1"><text:span text:style-name="T1">transaction id: fake12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544cm" svg:height="1.125cm" svg:x="2.859cm" svg:y="6.36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59cm" svg:y="6.36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7.369cm" svg:height="3.264cm" svg:x="2.743cm" svg:y="9.168cm">
              <text:p text:style-name="P1"><text:span text:style-name="T1">transaction id: madeup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544cm" svg:height="1.125cm" svg:x="2.859cm" svg:y="9.97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3.544cm" svg:height="1.125cm" svg:x="6.459cm" svg:y="9.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7.146cm" svg:height="1.125cm" svg:x="2.867cm" svg:y="11.18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1" draw:layer="layout" svg:x1="13.072cm" svg:y1="9.56cm" svg:x2="10.112cm" svg:y2="10.8cm" draw:start-shape="id3" draw:start-glue-point="3" draw:end-shape="id4" draw:end-glue-point="1" svg:d="M13072 9560h-1468v1240h-1492" svg:viewBox="0 0 2961 1241">
            <text:p/>
          </draw:connector>
          <draw:connector draw:style-name="gr5" draw:text-style-name="P1" draw:layer="layout" svg:x1="13.072cm" svg:y1="8.36cm" svg:x2="10.112cm" svg:y2="7.19cm" draw:start-shape="id5" draw:start-glue-point="3" draw:end-shape="id6" svg:d="M13072 8360h-1468v-1170h-1492" svg:viewBox="0 0 2961 1171">
            <text:p/>
          </draw:connector>
        </draw:g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6:39:38.920295963</meta:creation-date>
    <dc:date>2016-05-11T10:52:56.268491409</dc:date>
    <meta:editing-duration>PT32M51S</meta:editing-duration>
    <meta:editing-cycles>5</meta:editing-cycles>
    <meta:generator>LibreOffice/4.2.8.2$Linux_X86_64 LibreOffice_project/420m0$Build-2</meta:generator>
    <meta:document-statistic meta:object-count="31"/>
  </office:meta>
</office:document-meta>
</file>